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3">
      <style:paragraph-properties fo:margin-top="0cm" fo:margin-bottom="0cm" loext:contextual-spacing="false" fo:line-height="115%" fo:text-align="justify" style:justify-single-word="false" style:writing-mode="lr-tb"/>
      <style:text-properties officeooo:rsid="0012aba3" officeooo:paragraph-rsid="001e26c8"/>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list-style-name="L3">
      <style:paragraph-properties fo:margin-top="0cm" fo:margin-bottom="0cm" loext:contextual-spacing="false" fo:line-height="115%" fo:text-align="justify" style:justify-single-word="false" style:writing-mode="lr-tb"/>
      <style:text-properties officeooo:paragraph-rsid="001e26c8"/>
    </style:style>
    <style:style style:name="P5"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6"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7" style:family="paragraph" style:parent-style-name="Text_20_body">
      <style:paragraph-properties fo:line-height="115%" fo:text-align="justify" style:justify-single-word="false"/>
      <style:text-properties officeooo:paragraph-rsid="001e26c8"/>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pertina</text:p>
      <text:p text:style-name="P2">Indice</text:p>
      <text:p text:style-name="P2">Scopo del documento</text:p>
      <text:p text:style-name="P5"><text:span text:style-name="T1">Con il presente documento si intende fare una prima analisi, in linguaggio naturale, dei requisiti e di altri aspetti del progetto </text:span><text:span text:style-name="T4">SpottyThings</text:span><text:span text:style-name="T1">. L’obiettivo del documento è quello di definire i seguenti punti:</text:span></text:p>
      <text:list xml:id="list1925424564" text:style-name="L2">
        <text:list-item>
          <text:p text:style-name="P6">Obiettivi del progetto.</text:p>
        </text:list-item>
        <text:list-item>
          <text:p text:style-name="P6">Requisiti funzionali.</text:p>
        </text:list-item>
        <text:list-item>
          <text:p text:style-name="P6">Requisiti non funzionali.</text:p>
        </text:list-item>
        <text:list-item>
          <text:p text:style-name="P6">Requisiti di Front-End.</text:p>
        </text:list-item>
        <text:list-item>
          <text:p text:style-name="P6">Requisiti di Back-End.</text:p>
        </text:list-item>
      </text:list>
      <text:p text:style-name="P7"/>
      <text:p text:style-name="P2">Obiettivi del progetto</text:p>
      <text:p text:style-name="P5"><text:span text:style-name="T1">Il progetto </text:span><text:span text:style-name="T4">SpottyThings </text:span><text:span text:style-name="T1">ha come obiettivo la realizzazione di un’applicazione Web compatibile con più dispositivi che permetta ai vari utenti di scambiare, affittare o comprare 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5">Nello specifico il sistema:</text:p>
      <text:list xml:id="list2977192056" text:style-name="L3">
        <text:list-item>
          <text:p text:style-name="P4"><text:span text:style-name="T2">dovrà consentire di registrarsi per poter creare un proprio profilo con cui navigare sul sito, interagire con gli altri utenti autenticati e avere sempre sotto controllo le attività intraprese sul sito Web (vendite, acquisti, …);</text:span></text:p>
        </text:list-item>
        <text:list-item>
          <text:p text:style-name="P4"><text:span text:style-name="T2">dovrà consentire di visualizzare i prodotti disponibili filtrandoli in base alle proprie necessità e ai propri requisiti, </text:span><text:span text:style-name="T3">salvando</text:span><text:span text:style-name="T2"> quelli di maggior interesse;</text:span></text:p>
        </text:list-item>
        <text:list-item>
          <text:p text:style-name="P4"><text:span text:style-name="T2">dovrà permettere ai diversi utenti di interagire tra di loro, </text:span><text:span text:style-name="T3">con lo scopo di ottenere</text:span><text:span text:style-name="T2"> informazioni sugli articoli di cui si è interessati </text:span><text:span text:style-name="T3">oltre che accordarsi per esempio sul metodo di pagamento e/o spedizione;</text:span></text:p>
        </text:list-item>
        <text:list-item>
          <text:p text:style-name="P1"><text:span text:style-name="T1">dovrà permettere di postare annunci sui prodotti che si vogliono offrire in una o più delle diverse modalità permesse (scambio di oggetti, affitto di oggetti e vendita di oggetti);</text:span></text:p>
        </text:list-item>
        <text:list-item>
          <text:p text:style-name="P4"><text:span text:style-name="T3">dovrà consentire l’espressione di recensioni pubbliche e feedback sull’esperienza di acquisto/vendita e sull’affidabilità dei venditori;</text:span></text:p>
        </text:list-item>
        <text:list-item>
          <text:p text:style-name="P1"><text:span text:style-name="T1">dovrà garantire al meglio che le transazioni avvengano correttamente tutelando sia il venditore che il compratore, evitando ad esempio, nel caso di pagamento online, che si spedisca il prodotto prima di ricevere il pagamento.</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09-30T08:55:09.851328660</dc:date>
    <meta:editing-duration>PT39S</meta:editing-duration>
    <meta:editing-cycles>1</meta:editing-cycles>
    <meta:document-statistic meta:table-count="0" meta:image-count="0" meta:object-count="0" meta:page-count="1" meta:paragraph-count="18" meta:word-count="304" meta:character-count="1971" meta:non-whitespace-character-count="1696"/>
    <meta:generator>LibreOffice/6.4.7.2$Linux_X86_64 LibreOffice_project/40$Build-2</meta:generator>
  </office:meta>
</office:document-meta>
</file>